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11cm" fo:min-width="19.25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-color="#dddddd" draw:textarea-horizontal-align="justify" draw:textarea-vertical-align="middle" draw:auto-grow-height="false" fo:min-height="5.4cm" fo:min-width="9.4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6.15cm" fo:min-width="9.15cm" fo:padding-top="0.15cm" fo:padding-bottom="0.15cm" fo:padding-left="0.275cm" fo:padding-right="0.275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567cm" fo:min-width="0.274cm"/>
    </style:style>
    <style:style style:name="gr6" style:family="graphic" style:parent-style-name="standard">
      <style:graphic-properties svg:stroke-width="0.05cm" svg:stroke-color="#000000" draw:marker-start-width="0.275cm" draw:marker-end-width="0.275cm" draw:fill-color="#dddddd" draw:textarea-horizontal-align="justify" draw:textarea-vertical-align="middle" draw:auto-grow-height="false" fo:min-height="5.4cm" fo:min-width="3.95cm" fo:padding-top="0.15cm" fo:padding-bottom="0.15cm" fo:padding-left="0.275cm" fo:padding-right="0.2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9.75cm" svg:height="11.25cm" svg:x="2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cm" svg:height="5.75cm" svg:x="5.8cm" svg:y="5.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cm" svg:y1="6.75cm" svg:x2="15.75cm" svg:y2="6.75cm">
          <text:p/>
        </draw:line>
        <draw:custom-shape draw:style-name="gr4" draw:text-style-name="P1" draw:layer="layout" svg:width="9.75cm" svg:height="6.5cm" svg:x="2.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.068cm" svg:height="3.111cm" draw:transform="rotate (0.785398163397448) translate (11.95cm 9.851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076.93146700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4.5cm" svg:height="5.7cm" svg:x="16.75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.5cm" svg:y1="3.85cm" svg:x2="12.25cm" svg:y2="3.85cm">
          <text:p/>
        </draw:line>
        <draw:line draw:style-name="gr3" draw:text-style-name="P3" draw:layer="layout" svg:x1="16.75cm" svg:y1="4.75cm" svg:x2="21.25cm" svg:y2="4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de" fo:country="DE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3T04:56:01.817832785</meta:creation-date>
    <dc:date>2021-10-15T20:01:45.913558796</dc:date>
    <meta:editing-duration>PT12M5S</meta:editing-duration>
    <meta:editing-cycles>14</meta:editing-cycles>
    <meta:generator>LibreOffice/7.1.6.2.0$Linux_X86_64 LibreOffice_project/10$Build-2</meta:generator>
    <meta:document-statistic meta:object-count="8"/>
  </office:meta>
</office:document-meta>
</file>